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oal Mine Key】 ×1!</text:p>
          </table:table-cell>
          <table:table-cell table:number-columns-repeated="1020"/>
        </table:table-row>
        <table:table-row>
          <table:table-cell table:style-name="ce0" office:value-type="string">
            <text:p>よし、目標の物は入手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, we've found what we came for.</text:p>
          </table:table-cell>
          <table:table-cell table:number-columns-repeated="1020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style-name="ce0"/>
          <table:table-cell table:style-name="ce0"/>
          <table:table-cell table:style-name="ce0" office:value-type="string">
            <text:p>We should report back to the Village Headman.</text:p>
          </table:table-cell>
          <table:table-cell table:number-columns-repeated="1020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oal Mine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